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32_2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font-size="13pt" style:font-size-asian="13pt" style:font-size-complex="13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62pt" style:use-optimal-row-height="true" fo:break-before="auto"/>
    </style:style>
    <style:style style:name="ro5" style:family="table-row">
      <style:table-row-properties style:row-height="93pt" style:use-optimal-row-height="true" fo:break-before="auto"/>
    </style:style>
    <style:style style:name="ro6" style:family="table-row">
      <style:table-row-properties style:row-height="108.5pt" style:use-optimal-row-height="true" fo:break-before="auto"/>
    </style:style>
    <style:style style:name="ro7" style:family="table-row">
      <style:table-row-properties style:row-height="124pt" style:use-optimal-row-height="true" fo:break-before="auto"/>
    </style:style>
    <style:style style:name="ro8" style:family="table-row">
      <style:table-row-properties style:row-height="186pt" style:use-optimal-row-height="true" fo:break-before="auto"/>
    </style:style>
    <style:style style:name="ro9" style:family="table-row">
      <style:table-row-properties style:row-height="78pt" style:use-optimal-row-height="true" fo:break-before="auto"/>
    </style:style>
    <style:style style:name="ro10" style:family="table-row">
      <style:table-row-properties style:row-height="14.5pt" style:use-optimal-row-height="true" fo:break-before="auto"/>
    </style:style>
    <style:style style:name="ro11" style:family="table-row">
      <style:table-row-properties style:row-height="1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5">
            <text:p>Table 2a: Current healthcare expenditure [note 1] by financing scheme [note 2], in real terms [note 3], £ millions, 1997 to 2023</text:p>
          </table:table-cell>
          <table:table-cell table:number-columns-repeated="28" table:style-name="ce2"/>
          <table:table-cell table:number-columns-repeated="16355"/>
        </table:table-row>
        <table:table-row table:style-name="ro2">
          <table:table-cell office:value-type="string" table:style-name="ce2">
            <text:p>There is one table on this worksheet.<text:s/></text:p>
          </table:table-cell>
          <table:table-cell table:number-columns-repeated="28" table:style-name="ce2"/>
          <table:table-cell table:number-columns-repeated="16355"/>
        </table:table-row>
        <table:table-row table:style-name="ro3">
          <table:table-cell office:value-type="string" table:style-name="ce3">
            <text:p>United Kingdom</text:p>
          </table:table-cell>
          <table:table-cell table:number-columns-repeated="27" table:style-name="ce3"/>
          <table:table-cell table:style-name="ce2"/>
          <table:table-cell table:number-columns-repeated="16355"/>
        </table:table-row>
        <table:table-row table:style-name="ro4">
          <table:table-cell office:value-type="string" table:style-name="ce12">
            <text:p>ICHA codes [note 4]</text:p>
          </table:table-cell>
          <table:table-cell office:value-type="string" table:style-name="ce13">
            <text:p>Financing Scheme</text:p>
          </table:table-cell>
          <table:table-cell office:value-type="string" table:style-name="ce14">
            <text:p>1997</text:p>
          </table:table-cell>
          <table:table-cell office:value-type="string" table:style-name="ce14">
            <text:p>1998</text:p>
          </table:table-cell>
          <table:table-cell office:value-type="string" table:style-name="ce14">
            <text:p>1999</text:p>
          </table:table-cell>
          <table:table-cell office:value-type="string" table:style-name="ce14">
            <text:p>2000</text:p>
          </table:table-cell>
          <table:table-cell office:value-type="string" table:style-name="ce14">
            <text:p>2001</text:p>
          </table:table-cell>
          <table:table-cell office:value-type="string" table:style-name="ce14">
            <text:p>2002</text:p>
          </table:table-cell>
          <table:table-cell office:value-type="string" table:style-name="ce14">
            <text:p>2003</text:p>
          </table:table-cell>
          <table:table-cell office:value-type="string" table:style-name="ce14">
            <text:p>2004</text:p>
          </table:table-cell>
          <table:table-cell office:value-type="string" table:style-name="ce14">
            <text:p>2005</text:p>
          </table:table-cell>
          <table:table-cell office:value-type="string" table:style-name="ce14">
            <text:p>2006</text:p>
          </table:table-cell>
          <table:table-cell office:value-type="string" table:style-name="ce14">
            <text:p>2007</text:p>
          </table:table-cell>
          <table:table-cell office:value-type="string" table:style-name="ce14">
            <text:p>2008</text:p>
          </table:table-cell>
          <table:table-cell office:value-type="string" table:style-name="ce14">
            <text:p>2009</text:p>
          </table:table-cell>
          <table:table-cell office:value-type="string" table:style-name="ce14">
            <text:p>2010</text:p>
          </table:table-cell>
          <table:table-cell office:value-type="string" table:style-name="ce14">
            <text:p>2011</text:p>
          </table:table-cell>
          <table:table-cell office:value-type="string" table:style-name="ce14">
            <text:p>2012</text:p>
          </table:table-cell>
          <table:table-cell office:value-type="string" table:style-name="ce14">
            <text:p>2013</text:p>
          </table:table-cell>
          <table:table-cell office:value-type="string" table:style-name="ce14">
            <text:p>2014</text:p>
          </table:table-cell>
          <table:table-cell office:value-type="string" table:style-name="ce14">
            <text:p>2015</text:p>
          </table:table-cell>
          <table:table-cell office:value-type="string" table:style-name="ce14">
            <text:p>2016</text:p>
          </table:table-cell>
          <table:table-cell office:value-type="string" table:style-name="ce14">
            <text:p>2017</text:p>
          </table:table-cell>
          <table:table-cell office:value-type="string" table:style-name="ce14">
            <text:p>2018</text:p>
          </table:table-cell>
          <table:table-cell office:value-type="string" table:style-name="ce14">
            <text:p>2019</text:p>
          </table:table-cell>
          <table:table-cell office:value-type="string" table:style-name="ce14">
            <text:p>2020</text:p>
          </table:table-cell>
          <table:table-cell office:value-type="string" table:style-name="ce14">
            <text:p>2021</text:p>
          </table:table-cell>
          <table:table-cell office:value-type="string" table:style-name="ce14">
            <text:p>2022</text:p>
          </table:table-cell>
          <table:table-cell office:value-type="string" table:style-name="ce14">
            <text:p>2023</text:p>
          </table:table-cell>
          <table:table-cell table:number-columns-repeated="16355"/>
        </table:table-row>
        <table:table-row table:style-name="ro5">
          <table:table-cell office:value-type="string" table:style-name="ce6">
            <text:p>HF.TOT</text:p>
          </table:table-cell>
          <table:table-cell office:value-type="string" table:style-name="ce4">
            <text:p>Total current healthcare expenditure</text:p>
          </table:table-cell>
          <table:table-cell office:value-type="float" office:value="118148" table:style-name="ce7">
            <text:p>118,148</text:p>
          </table:table-cell>
          <table:table-cell office:value-type="float" office:value="124216" table:style-name="ce7">
            <text:p>124,216</text:p>
          </table:table-cell>
          <table:table-cell office:value-type="float" office:value="130477" table:style-name="ce7">
            <text:p>130,477</text:p>
          </table:table-cell>
          <table:table-cell office:value-type="float" office:value="137070" table:style-name="ce7">
            <text:p>137,070</text:p>
          </table:table-cell>
          <table:table-cell office:value-type="float" office:value="146415" table:style-name="ce7">
            <text:p>146,415</text:p>
          </table:table-cell>
          <table:table-cell office:value-type="float" office:value="157593" table:style-name="ce7">
            <text:p>157,593</text:p>
          </table:table-cell>
          <table:table-cell office:value-type="float" office:value="166659" table:style-name="ce7">
            <text:p>166,659</text:p>
          </table:table-cell>
          <table:table-cell office:value-type="float" office:value="176235" table:style-name="ce7">
            <text:p>176,235</text:p>
          </table:table-cell>
          <table:table-cell office:value-type="float" office:value="182328" table:style-name="ce7">
            <text:p>182,328</text:p>
          </table:table-cell>
          <table:table-cell office:value-type="float" office:value="190014" table:style-name="ce7">
            <text:p>190,014</text:p>
          </table:table-cell>
          <table:table-cell office:value-type="float" office:value="199743" table:style-name="ce7">
            <text:p>199,743</text:p>
          </table:table-cell>
          <table:table-cell office:value-type="float" office:value="205749" table:style-name="ce7">
            <text:p>205,749</text:p>
          </table:table-cell>
          <table:table-cell office:value-type="float" office:value="213764" table:style-name="ce7">
            <text:p>213,764</text:p>
          </table:table-cell>
          <table:table-cell office:value-type="float" office:value="217224" table:style-name="ce7">
            <text:p>217,224</text:p>
          </table:table-cell>
          <table:table-cell office:value-type="float" office:value="219826" table:style-name="ce7">
            <text:p>219,826</text:p>
          </table:table-cell>
          <table:table-cell office:value-type="float" office:value="225611" table:style-name="ce7">
            <text:p>225,611</text:p>
          </table:table-cell>
          <table:table-cell office:value-type="float" office:value="231704" table:style-name="ce7">
            <text:p>231,704</text:p>
          </table:table-cell>
          <table:table-cell office:value-type="float" office:value="237350" table:style-name="ce7">
            <text:p>237,350</text:p>
          </table:table-cell>
          <table:table-cell office:value-type="float" office:value="240889" table:style-name="ce7">
            <text:p>240,889</text:p>
          </table:table-cell>
          <table:table-cell office:value-type="float" office:value="243666" table:style-name="ce7">
            <text:p>243,666</text:p>
          </table:table-cell>
          <table:table-cell office:value-type="float" office:value="245797" table:style-name="ce7">
            <text:p>245,797</text:p>
          </table:table-cell>
          <table:table-cell office:value-type="float" office:value="252890" table:style-name="ce7">
            <text:p>252,890</text:p>
          </table:table-cell>
          <table:table-cell office:value-type="float" office:value="262770" table:style-name="ce7">
            <text:p>262,770</text:p>
          </table:table-cell>
          <table:table-cell office:value-type="float" office:value="282568" table:style-name="ce7">
            <text:p>282,568</text:p>
          </table:table-cell>
          <table:table-cell office:value-type="float" office:value="309010" table:style-name="ce7">
            <text:p>309,010</text:p>
          </table:table-cell>
          <table:table-cell office:value-type="float" office:value="296618" table:style-name="ce7">
            <text:p>296,618</text:p>
          </table:table-cell>
          <table:table-cell office:value-type="float" office:value="292476" table:style-name="ce7">
            <text:p>292,476</text:p>
          </table:table-cell>
          <table:table-cell table:number-columns-repeated="16355"/>
        </table:table-row>
        <table:table-row table:style-name="ro6">
          <table:table-cell office:value-type="string" table:style-name="ce8">
            <text:p>HF.1.1</text:p>
          </table:table-cell>
          <table:table-cell office:value-type="string" table:style-name="ce4">
            <text:p>Government-financed expenditure [note 5]</text:p>
          </table:table-cell>
          <table:table-cell office:value-type="float" office:value="87490" table:style-name="ce7">
            <text:p>87,490</text:p>
          </table:table-cell>
          <table:table-cell office:value-type="float" office:value="92641" table:style-name="ce7">
            <text:p>92,641</text:p>
          </table:table-cell>
          <table:table-cell office:value-type="float" office:value="98720" table:style-name="ce7">
            <text:p>98,720</text:p>
          </table:table-cell>
          <table:table-cell office:value-type="float" office:value="103268" table:style-name="ce7">
            <text:p>103,268</text:p>
          </table:table-cell>
          <table:table-cell office:value-type="float" office:value="110316" table:style-name="ce7">
            <text:p>110,316</text:p>
          </table:table-cell>
          <table:table-cell office:value-type="float" office:value="120191" table:style-name="ce7">
            <text:p>120,191</text:p>
          </table:table-cell>
          <table:table-cell office:value-type="float" office:value="129473" table:style-name="ce7">
            <text:p>129,473</text:p>
          </table:table-cell>
          <table:table-cell office:value-type="float" office:value="140350" table:style-name="ce7">
            <text:p>140,350</text:p>
          </table:table-cell>
          <table:table-cell office:value-type="float" office:value="147280" table:style-name="ce7">
            <text:p>147,280</text:p>
          </table:table-cell>
          <table:table-cell office:value-type="float" office:value="155722" table:style-name="ce7">
            <text:p>155,722</text:p>
          </table:table-cell>
          <table:table-cell office:value-type="float" office:value="160033" table:style-name="ce7">
            <text:p>160,033</text:p>
          </table:table-cell>
          <table:table-cell office:value-type="float" office:value="166358" table:style-name="ce7">
            <text:p>166,358</text:p>
          </table:table-cell>
          <table:table-cell office:value-type="float" office:value="176011" table:style-name="ce7">
            <text:p>176,011</text:p>
          </table:table-cell>
          <table:table-cell office:value-type="float" office:value="177383" table:style-name="ce7">
            <text:p>177,383</text:p>
          </table:table-cell>
          <table:table-cell office:value-type="float" office:value="178925" table:style-name="ce7">
            <text:p>178,925</text:p>
          </table:table-cell>
          <table:table-cell office:value-type="float" office:value="181628" table:style-name="ce7">
            <text:p>181,628</text:p>
          </table:table-cell>
          <table:table-cell office:value-type="float" office:value="183063" table:style-name="ce7">
            <text:p>183,063</text:p>
          </table:table-cell>
          <table:table-cell office:value-type="float" office:value="188930" table:style-name="ce7">
            <text:p>188,930</text:p>
          </table:table-cell>
          <table:table-cell office:value-type="float" office:value="192146" table:style-name="ce7">
            <text:p>192,146</text:p>
          </table:table-cell>
          <table:table-cell office:value-type="float" office:value="195654" table:style-name="ce7">
            <text:p>195,654</text:p>
          </table:table-cell>
          <table:table-cell office:value-type="float" office:value="196041" table:style-name="ce7">
            <text:p>196,041</text:p>
          </table:table-cell>
          <table:table-cell office:value-type="float" office:value="200233" table:style-name="ce7">
            <text:p>200,233</text:p>
          </table:table-cell>
          <table:table-cell office:value-type="float" office:value="208225" table:style-name="ce7">
            <text:p>208,225</text:p>
          </table:table-cell>
          <table:table-cell office:value-type="float" office:value="238590" table:style-name="ce7">
            <text:p>238,590</text:p>
          </table:table-cell>
          <table:table-cell office:value-type="float" office:value="258744" table:style-name="ce7">
            <text:p>258,744</text:p>
          </table:table-cell>
          <table:table-cell office:value-type="float" office:value="244498" table:style-name="ce7">
            <text:p>244,498</text:p>
          </table:table-cell>
          <table:table-cell office:value-type="float" office:value="239447" table:style-name="ce7">
            <text:p>239,447</text:p>
          </table:table-cell>
          <table:table-cell table:number-columns-repeated="16355"/>
        </table:table-row>
        <table:table-row table:style-name="ro7">
          <table:table-cell office:value-type="string" table:style-name="ce8">
            <text:p>HF.2.1</text:p>
          </table:table-cell>
          <table:table-cell office:value-type="string" table:style-name="ce4">
            <text:p>Voluntary health insurance schemes [note 6]</text:p>
          </table:table-cell>
          <table:table-cell office:value-type="float" office:value="4499" table:style-name="ce7">
            <text:p>4,499</text:p>
          </table:table-cell>
          <table:table-cell office:value-type="float" office:value="4653" table:style-name="ce7">
            <text:p>4,653</text:p>
          </table:table-cell>
          <table:table-cell office:value-type="float" office:value="4911" table:style-name="ce7">
            <text:p>4,911</text:p>
          </table:table-cell>
          <table:table-cell office:value-type="float" office:value="5886" table:style-name="ce7">
            <text:p>5,886</text:p>
          </table:table-cell>
          <table:table-cell office:value-type="float" office:value="6544" table:style-name="ce7">
            <text:p>6,544</text:p>
          </table:table-cell>
          <table:table-cell office:value-type="float" office:value="6724" table:style-name="ce7">
            <text:p>6,724</text:p>
          </table:table-cell>
          <table:table-cell office:value-type="float" office:value="6706" table:style-name="ce7">
            <text:p>6,706</text:p>
          </table:table-cell>
          <table:table-cell office:value-type="float" office:value="6769" table:style-name="ce7">
            <text:p>6,769</text:p>
          </table:table-cell>
          <table:table-cell office:value-type="float" office:value="7287" table:style-name="ce7">
            <text:p>7,287</text:p>
          </table:table-cell>
          <table:table-cell office:value-type="float" office:value="7532" table:style-name="ce7">
            <text:p>7,532</text:p>
          </table:table-cell>
          <table:table-cell office:value-type="float" office:value="7757" table:style-name="ce7">
            <text:p>7,757</text:p>
          </table:table-cell>
          <table:table-cell office:value-type="float" office:value="8269" table:style-name="ce7">
            <text:p>8,269</text:p>
          </table:table-cell>
          <table:table-cell office:value-type="float" office:value="7911" table:style-name="ce7">
            <text:p>7,911</text:p>
          </table:table-cell>
          <table:table-cell office:value-type="float" office:value="7795" table:style-name="ce7">
            <text:p>7,795</text:p>
          </table:table-cell>
          <table:table-cell office:value-type="float" office:value="7878" table:style-name="ce7">
            <text:p>7,878</text:p>
          </table:table-cell>
          <table:table-cell office:value-type="float" office:value="7958" table:style-name="ce7">
            <text:p>7,958</text:p>
          </table:table-cell>
          <table:table-cell office:value-type="float" office:value="7976" table:style-name="ce7">
            <text:p>7,976</text:p>
          </table:table-cell>
          <table:table-cell office:value-type="float" office:value="8118" table:style-name="ce7">
            <text:p>8,118</text:p>
          </table:table-cell>
          <table:table-cell office:value-type="float" office:value="7927" table:style-name="ce7">
            <text:p>7,927</text:p>
          </table:table-cell>
          <table:table-cell office:value-type="float" office:value="6882" table:style-name="ce7">
            <text:p>6,882</text:p>
          </table:table-cell>
          <table:table-cell office:value-type="float" office:value="7388" table:style-name="ce7">
            <text:p>7,388</text:p>
          </table:table-cell>
          <table:table-cell office:value-type="float" office:value="7447" table:style-name="ce7">
            <text:p>7,447</text:p>
          </table:table-cell>
          <table:table-cell office:value-type="float" office:value="7529" table:style-name="ce7">
            <text:p>7,529</text:p>
          </table:table-cell>
          <table:table-cell office:value-type="float" office:value="6777" table:style-name="ce7">
            <text:p>6,777</text:p>
          </table:table-cell>
          <table:table-cell office:value-type="float" office:value="6933" table:style-name="ce7">
            <text:p>6,933</text:p>
          </table:table-cell>
          <table:table-cell office:value-type="float" office:value="7442" table:style-name="ce7">
            <text:p>7,442</text:p>
          </table:table-cell>
          <table:table-cell office:value-type="float" office:value="7308" table:style-name="ce7">
            <text:p>7,308</text:p>
          </table:table-cell>
          <table:table-cell table:number-columns-repeated="16355"/>
        </table:table-row>
        <table:table-row table:style-name="ro8">
          <table:table-cell office:value-type="string" table:style-name="ce8">
            <text:p>HF.2.2</text:p>
          </table:table-cell>
          <table:table-cell office:value-type="string" table:style-name="ce4">
            <text:p>Non-profit institutions serving households financing schemes [note 7]</text:p>
          </table:table-cell>
          <table:table-cell office:value-type="float" office:value="1303" table:style-name="ce7">
            <text:p>1,303</text:p>
          </table:table-cell>
          <table:table-cell office:value-type="float" office:value="1431" table:style-name="ce7">
            <text:p>1,431</text:p>
          </table:table-cell>
          <table:table-cell office:value-type="float" office:value="1562" table:style-name="ce7">
            <text:p>1,562</text:p>
          </table:table-cell>
          <table:table-cell office:value-type="float" office:value="1738" table:style-name="ce7">
            <text:p>1,738</text:p>
          </table:table-cell>
          <table:table-cell office:value-type="float" office:value="1847" table:style-name="ce7">
            <text:p>1,847</text:p>
          </table:table-cell>
          <table:table-cell office:value-type="float" office:value="2033" table:style-name="ce7">
            <text:p>2,033</text:p>
          </table:table-cell>
          <table:table-cell office:value-type="float" office:value="2264" table:style-name="ce7">
            <text:p>2,264</text:p>
          </table:table-cell>
          <table:table-cell office:value-type="float" office:value="2221" table:style-name="ce7">
            <text:p>2,221</text:p>
          </table:table-cell>
          <table:table-cell office:value-type="float" office:value="2348" table:style-name="ce7">
            <text:p>2,348</text:p>
          </table:table-cell>
          <table:table-cell office:value-type="float" office:value="2522" table:style-name="ce7">
            <text:p>2,522</text:p>
          </table:table-cell>
          <table:table-cell office:value-type="float" office:value="2488" table:style-name="ce7">
            <text:p>2,488</text:p>
          </table:table-cell>
          <table:table-cell office:value-type="float" office:value="2598" table:style-name="ce7">
            <text:p>2,598</text:p>
          </table:table-cell>
          <table:table-cell office:value-type="float" office:value="2583" table:style-name="ce7">
            <text:p>2,583</text:p>
          </table:table-cell>
          <table:table-cell office:value-type="float" office:value="2781" table:style-name="ce7">
            <text:p>2,781</text:p>
          </table:table-cell>
          <table:table-cell office:value-type="float" office:value="3072" table:style-name="ce7">
            <text:p>3,072</text:p>
          </table:table-cell>
          <table:table-cell office:value-type="float" office:value="3305" table:style-name="ce7">
            <text:p>3,305</text:p>
          </table:table-cell>
          <table:table-cell office:value-type="float" office:value="3635" table:style-name="ce7">
            <text:p>3,635</text:p>
          </table:table-cell>
          <table:table-cell office:value-type="float" office:value="3676" table:style-name="ce7">
            <text:p>3,676</text:p>
          </table:table-cell>
          <table:table-cell office:value-type="float" office:value="4006" table:style-name="ce7">
            <text:p>4,006</text:p>
          </table:table-cell>
          <table:table-cell office:value-type="float" office:value="4425" table:style-name="ce7">
            <text:p>4,425</text:p>
          </table:table-cell>
          <table:table-cell office:value-type="float" office:value="5013" table:style-name="ce7">
            <text:p>5,013</text:p>
          </table:table-cell>
          <table:table-cell office:value-type="float" office:value="4853" table:style-name="ce7">
            <text:p>4,853</text:p>
          </table:table-cell>
          <table:table-cell office:value-type="float" office:value="4747" table:style-name="ce7">
            <text:p>4,747</text:p>
          </table:table-cell>
          <table:table-cell office:value-type="float" office:value="4310" table:style-name="ce7">
            <text:p>4,310</text:p>
          </table:table-cell>
          <table:table-cell office:value-type="float" office:value="4554" table:style-name="ce7">
            <text:p>4,554</text:p>
          </table:table-cell>
          <table:table-cell office:value-type="float" office:value="4746" table:style-name="ce7">
            <text:p>4,746</text:p>
          </table:table-cell>
          <table:table-cell office:value-type="float" office:value="4778" table:style-name="ce7">
            <text:p>4,778</text:p>
          </table:table-cell>
          <table:table-cell table:number-columns-repeated="16355"/>
        </table:table-row>
        <table:table-row table:style-name="ro6">
          <table:table-cell office:value-type="string" table:style-name="ce8">
            <text:p>HF.2.3</text:p>
          </table:table-cell>
          <table:table-cell office:value-type="string" table:style-name="ce4">
            <text:p>Enterprise financing schemes [note 8]</text:p>
          </table:table-cell>
          <table:table-cell office:value-type="float" office:value="1289" table:style-name="ce7">
            <text:p>1,289</text:p>
          </table:table-cell>
          <table:table-cell office:value-type="float" office:value="1337" table:style-name="ce7">
            <text:p>1,337</text:p>
          </table:table-cell>
          <table:table-cell office:value-type="float" office:value="1137" table:style-name="ce7">
            <text:p>1,137</text:p>
          </table:table-cell>
          <table:table-cell office:value-type="float" office:value="1184" table:style-name="ce7">
            <text:p>1,184</text:p>
          </table:table-cell>
          <table:table-cell office:value-type="float" office:value="1136" table:style-name="ce7">
            <text:p>1,136</text:p>
          </table:table-cell>
          <table:table-cell office:value-type="float" office:value="1107" table:style-name="ce7">
            <text:p>1,107</text:p>
          </table:table-cell>
          <table:table-cell office:value-type="float" office:value="1034" table:style-name="ce7">
            <text:p>1,034</text:p>
          </table:table-cell>
          <table:table-cell office:value-type="float" office:value="899" table:style-name="ce7">
            <text:p>899</text:p>
          </table:table-cell>
          <table:table-cell office:value-type="float" office:value="897" table:style-name="ce7">
            <text:p>897</text:p>
          </table:table-cell>
          <table:table-cell office:value-type="float" office:value="891" table:style-name="ce7">
            <text:p>891</text:p>
          </table:table-cell>
          <table:table-cell office:value-type="float" office:value="941" table:style-name="ce7">
            <text:p>941</text:p>
          </table:table-cell>
          <table:table-cell office:value-type="float" office:value="869" table:style-name="ce7">
            <text:p>869</text:p>
          </table:table-cell>
          <table:table-cell office:value-type="float" office:value="840" table:style-name="ce7">
            <text:p>840</text:p>
          </table:table-cell>
          <table:table-cell office:value-type="float" office:value="855" table:style-name="ce7">
            <text:p>855</text:p>
          </table:table-cell>
          <table:table-cell office:value-type="float" office:value="877" table:style-name="ce7">
            <text:p>877</text:p>
          </table:table-cell>
          <table:table-cell office:value-type="float" office:value="876" table:style-name="ce7">
            <text:p>876</text:p>
          </table:table-cell>
          <table:table-cell office:value-type="float" office:value="843" table:style-name="ce7">
            <text:p>843</text:p>
          </table:table-cell>
          <table:table-cell office:value-type="float" office:value="829" table:style-name="ce7">
            <text:p>829</text:p>
          </table:table-cell>
          <table:table-cell office:value-type="float" office:value="815" table:style-name="ce7">
            <text:p>815</text:p>
          </table:table-cell>
          <table:table-cell office:value-type="float" office:value="777" table:style-name="ce7">
            <text:p>777</text:p>
          </table:table-cell>
          <table:table-cell office:value-type="float" office:value="766" table:style-name="ce7">
            <text:p>766</text:p>
          </table:table-cell>
          <table:table-cell office:value-type="float" office:value="760" table:style-name="ce7">
            <text:p>760</text:p>
          </table:table-cell>
          <table:table-cell office:value-type="float" office:value="756" table:style-name="ce7">
            <text:p>756</text:p>
          </table:table-cell>
          <table:table-cell office:value-type="float" office:value="536" table:style-name="ce7">
            <text:p>536</text:p>
          </table:table-cell>
          <table:table-cell office:value-type="float" office:value="493" table:style-name="ce7">
            <text:p>493</text:p>
          </table:table-cell>
          <table:table-cell office:value-type="float" office:value="515" table:style-name="ce7">
            <text:p>515</text:p>
          </table:table-cell>
          <table:table-cell office:value-type="float" office:value="520" table:style-name="ce7">
            <text:p>520</text:p>
          </table:table-cell>
          <table:table-cell table:number-columns-repeated="16355"/>
        </table:table-row>
        <table:table-row table:style-name="ro9">
          <table:table-cell office:value-type="string" table:style-name="ce9">
            <text:p>HF.3</text:p>
          </table:table-cell>
          <table:table-cell office:value-type="string" table:style-name="ce10">
            <text:p>Out-of-pocket expenditure [note 9]</text:p>
          </table:table-cell>
          <table:table-cell office:value-type="float" office:value="23566" table:style-name="ce11">
            <text:p>23,566</text:p>
          </table:table-cell>
          <table:table-cell office:value-type="float" office:value="24154" table:style-name="ce11">
            <text:p>24,154</text:p>
          </table:table-cell>
          <table:table-cell office:value-type="float" office:value="24147" table:style-name="ce11">
            <text:p>24,147</text:p>
          </table:table-cell>
          <table:table-cell office:value-type="float" office:value="24994" table:style-name="ce11">
            <text:p>24,994</text:p>
          </table:table-cell>
          <table:table-cell office:value-type="float" office:value="26573" table:style-name="ce11">
            <text:p>26,573</text:p>
          </table:table-cell>
          <table:table-cell office:value-type="float" office:value="27538" table:style-name="ce11">
            <text:p>27,538</text:p>
          </table:table-cell>
          <table:table-cell office:value-type="float" office:value="27182" table:style-name="ce11">
            <text:p>27,182</text:p>
          </table:table-cell>
          <table:table-cell office:value-type="float" office:value="25995" table:style-name="ce11">
            <text:p>25,995</text:p>
          </table:table-cell>
          <table:table-cell office:value-type="float" office:value="24516" table:style-name="ce11">
            <text:p>24,516</text:p>
          </table:table-cell>
          <table:table-cell office:value-type="float" office:value="23347" table:style-name="ce11">
            <text:p>23,347</text:p>
          </table:table-cell>
          <table:table-cell office:value-type="float" office:value="28524" table:style-name="ce11">
            <text:p>28,524</text:p>
          </table:table-cell>
          <table:table-cell office:value-type="float" office:value="27654" table:style-name="ce11">
            <text:p>27,654</text:p>
          </table:table-cell>
          <table:table-cell office:value-type="float" office:value="26418" table:style-name="ce11">
            <text:p>26,418</text:p>
          </table:table-cell>
          <table:table-cell office:value-type="float" office:value="28410" table:style-name="ce11">
            <text:p>28,410</text:p>
          </table:table-cell>
          <table:table-cell office:value-type="float" office:value="29074" table:style-name="ce11">
            <text:p>29,074</text:p>
          </table:table-cell>
          <table:table-cell office:value-type="float" office:value="31843" table:style-name="ce11">
            <text:p>31,843</text:p>
          </table:table-cell>
          <table:table-cell office:value-type="float" office:value="36186" table:style-name="ce11">
            <text:p>36,186</text:p>
          </table:table-cell>
          <table:table-cell office:value-type="float" office:value="35796" table:style-name="ce11">
            <text:p>35,796</text:p>
          </table:table-cell>
          <table:table-cell office:value-type="float" office:value="35995" table:style-name="ce11">
            <text:p>35,995</text:p>
          </table:table-cell>
          <table:table-cell office:value-type="float" office:value="35928" table:style-name="ce11">
            <text:p>35,928</text:p>
          </table:table-cell>
          <table:table-cell office:value-type="float" office:value="36589" table:style-name="ce11">
            <text:p>36,589</text:p>
          </table:table-cell>
          <table:table-cell office:value-type="float" office:value="39595" table:style-name="ce11">
            <text:p>39,595</text:p>
          </table:table-cell>
          <table:table-cell office:value-type="float" office:value="41513" table:style-name="ce11">
            <text:p>41,513</text:p>
          </table:table-cell>
          <table:table-cell office:value-type="float" office:value="32354" table:style-name="ce11">
            <text:p>32,354</text:p>
          </table:table-cell>
          <table:table-cell office:value-type="float" office:value="38286" table:style-name="ce11">
            <text:p>38,286</text:p>
          </table:table-cell>
          <table:table-cell office:value-type="float" office:value="39417" table:style-name="ce11">
            <text:p>39,417</text:p>
          </table:table-cell>
          <table:table-cell office:value-type="float" office:value="40422" table:style-name="ce11">
            <text:p>40,422</text:p>
          </table:table-cell>
          <table:table-cell table:number-columns-repeated="16355"/>
        </table:table-row>
        <table:table-row table:number-rows-repeated="3" table:style-name="ro10">
          <table:table-cell table:number-columns-repeated="16384"/>
        </table:table-row>
        <table:table-row table:style-name="ro11">
          <table:table-cell table:number-columns-repeated="11" table:style-name="ce1"/>
          <table:table-cell office:value-type="string" table:style-name="ce15">
            <text:p>1. Patterns and Variations in Expenditure Across Different Financing Schemes</text:p>
          </table:table-cell>
          <table:table-cell table:number-columns-repeated="16372" table:style-name="ce1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 table:style-name="ce1"/>
          <table:table-cell office:value-type="string" table:style-name="ce16">
            <text:p>Government-Financed Expenditure (HF.1.1):</text:p>
          </table:table-cell>
          <table:table-cell table:number-columns-repeated="16372" table:style-name="ce1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is category consistently represents the largest portion of healthcare funding, increasing from £87,490 million in 1997 to £239,447 million in 2023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Notable growth occurred between 1997 and 2008, with a significant jump from 2009 to 2020, peaking in 2021 before a slight decline in subsequent years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/>
          <table:table-cell office:value-type="string" table:style-name="ce16">
            <text:p>Voluntary Health Insurance Schemes (HF.2.1):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is category shows a gradual increase from £4,499 million in 1997 to £7,308 million in 2023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e growth rate has been relatively modest, with some fluctuations, particularly between 2008 and 2016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/>
          <table:table-cell office:value-type="string" table:style-name="ce16">
            <text:p>Non-Profit Institutions Serving Households Financing Schemes (HF.2.2):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Starting from £1,303 million in 1997, this segment grew steadily to £4,778 million in 2023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e most significant growth can be seen post-2011, indicating an increasing role of non-profit institutions in healthcare financing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/>
          <table:table-cell office:value-type="string" table:style-name="ce16">
            <text:p>Enterprise Financing Schemes (HF.2.3):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is category remained relatively small, peaking at £1,289 million in 1997 and decreasing to £520 million in 2023, showing a declining trend over the years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/>
          <table:table-cell office:value-type="string" table:style-name="ce16">
            <text:p>Out-of-Pocket Expenditure (HF.3):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ere was an increase from £23,566 million in 1997 to £40,422 million in 2023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Notable spikes occurred around 2011 and a marked increase from 2018 onwards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1"/>
          <table:table-cell office:value-type="string" table:style-name="ce15">
            <text:p>2. Rate of Growth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Government-Financed Expenditure<text:span text:style-name="T1"><text:s/>saw significant growth particularly during 2000-2009, reflecting increased government investment. The growth slowed after 2012, with a slight decrease post-2021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Voluntary Health Insurance<text:span text:style-name="T1"><text:s/>and<text:s/></text:span>Non-Profit Institutions<text:span text:style-name="T1"><text:s/>have seen steady, though not dramatic, increase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Enterprise Financing<text:span text:style-name="T1"><text:s/>has shown a declining trend, suggesting reduced participation from enterprise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Out-of-Pocket Expenditure<text:span text:style-name="T1"><text:s/>saw a steady increase with occasional spikes, suggesting a growing burden on individuals.</text:span>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1"/>
          <table:table-cell office:value-type="string" table:style-name="ce15">
            <text:p>3. Impact on Quality of Healthcare Services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e increase in government-financed expenditure likely supported expansion and improvement of public healthcare services, including infrastructure, staffing, and accessibility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Rising out-of-pocket expenses might indicate challenges in affordability for individuals, potentially impacting access to care.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7">
            <text:p>The modest growth in voluntary insurance and non-profit funding suggests limited expansion in these areas, possibly restricting their influence on overall healthcare quality and access.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1"/>
          <table:table-cell office:value-type="string" table:style-name="ce15">
            <text:p>4. Underlying Reasons for Variations in Expenditure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Government Policy Changes:<text:span text:style-name="T1"><text:s/>Increased government funding aligns with policy shifts focusing on expanding public healthcare service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Economic Factors:<text:span text:style-name="T1"><text:s/>Variations in enterprise financing and out-of-pocket expenditures may correlate with economic conditions affecting disposable income and employer benefit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Insurance Market Dynamics:<text:span text:style-name="T1"><text:s/>The slower growth in voluntary health insurance could be due to market constraints or regulatory challenges.</text:span>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1"/>
          <table:table-cell office:value-type="string" table:style-name="ce15">
            <text:p>5. Improvement Strategies</text:p>
          </table:table-cell>
          <table:table-cell table:number-columns-repeated="16372"/>
        </table:table-row>
        <table:table-row table:style-name="ro10">
          <table:table-cell table:number-columns-repeated="11"/>
          <table:table-cell table:style-name="ce17"/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1. Strengthen Public Healthcare Funding:<text:span text:style-name="T1"><text:s/>Ensure sustained government investment in healthcare to maintain and enhance service quality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2. Expand Insurance Coverage:<text:span text:style-name="T1"><text:s/>Incentivize growth in voluntary health insurance schemes to reduce the burden on public healthcare systems and out-of-pocket cost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3. Encourage Non-Profit Participation:<text:span text:style-name="T1"><text:s/>Develop policies that support non-profit institutions in expanding their role in healthcare financing and service provision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4. Address Out-of-Pocket Costs:<text:span text:style-name="T1"><text:s/>Implement measures to cap or subsidize out-of-pocket expenses, ensuring healthcare affordability and access.</text:span></text:p>
          </table:table-cell>
          <table:table-cell table:number-columns-repeated="16372"/>
        </table:table-row>
        <table:table-row table:style-name="ro10">
          <table:table-cell table:number-columns-repeated="11"/>
          <table:table-cell office:value-type="string" table:style-name="ce18">
            <text:p>5. Monitor and Adjust Policies:<text:span text:style-name="T1"><text:s/>Continuously analyze expenditure trends and outcomes to adapt policies that align with changing healthcare needs and economic conditions.</text:span></text:p>
          </table:table-cell>
          <table:table-cell table:number-columns-repeated="16372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1"/>
          <table:table-cell office:value-type="string" table:style-name="ce1">
            <text:p>This analysis provides a comprehensive view of the healthcare financing landscape in the UK from 1997 to 2023, identifying key trends, growth patterns, and potential areas for improvement.</text:p>
          </table:table-cell>
          <table:table-cell table:number-columns-repeated="16372"/>
        </table:table-row>
        <table:table-row table:number-rows-repeated="104850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Hyperlink_32_2" style:display-name="Hyperlink 2" style:family="table-cell" style:data-style-name="N0">
      <style:text-properties fo:color="#467886" style:font-name="Calibri" style:font-name-asian="Calibri" style:font-name-complex="Calibri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467886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32_2_32_4" style:display-name="Normal 2 2 4" style:family="table-cell" style:data-style-name="N0">
      <style:table-cell-properties style:vertical-align="automatic" fo:background-color="transparent"/>
    </style:style>
    <style:style style:name="Normal_32_2_32_8" style:display-name="Normal 2 8" style:family="table-cell" style:data-style-name="N0">
      <style:table-cell-properties style:vertical-align="automatic" fo:background-color="transparent"/>
    </style:style>
    <style:style style:name="Normal_32_2_32_9" style:display-name="Normal 2 9" style:family="table-cell" style:data-style-name="N0">
      <style:table-cell-properties style:vertical-align="automatic" fo:background-color="transparent"/>
    </style:style>
    <style:style style:name="Percent_32_2" style:display-name="Percent 2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Salawudeen, Ibrahim kehinde</meta:initial-creator>
    <dc:creator>Salawudeen, Ibrahim kehinde</dc:creator>
    <meta:creation-date>2024-08-02T23:45:08Z</meta:creation-date>
    <dc:date>2024-08-02T23:52:47Z</dc:date>
  </office:meta>
</office:document-meta>
</file>